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7.163cm" svg:x="0cm" svg:y="2.304cm" presentation:class="title" presentation:user-transformed="true">
          <draw:text-box>
            <text:p text:style-name="P1"><text:span text:style-name="T1">Cantaremos de tu gran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Me salvaste, me diste vida</text:span><text:span text:style-name="T2"><text:line-break/></text:span><text:span text:style-name="T2">Mi tristesa, en ti, es alegría</text:span><text:span text:style-name="T2"><text:line-break/></text:span><text:span text:style-name="T2">Tú sanaste todas mis heridas</text:span><text:span text:style-name="T2"><text:line-break/></text:span><text:span text:style-name="T2">A este mundo eres la salid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u cruz fue el remedio</text:span><text:span text:style-name="T2"><text:line-break/></text:span><text:span text:style-name="T2">Que mi vida salvó</text:span><text:span text:style-name="T2"><text:line-break/></text:span><text:span text:style-name="T2">Con sangre pagaste</text:span><text:span text:style-name="T2"><text:line-break/></text:span><text:span text:style-name="T2">Por mi rebelión,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Cantaremos de tu gran amor</text:span><text:span text:style-name="T2"><text:line-break/></text:span><text:span text:style-name="T2">De tu misericordia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e damos gloria</text:span><text:span text:style-name="T2"><text:line-break/></text:span><text:span text:style-name="T2">A ti te adoraremos </text:span><text:span text:style-name="T2"><text:line-break/></text:span><text:span text:style-name="T2">De ti proclamaremos </text:span><text:span text:style-name="T2"><text:line-break/></text:span><text:span text:style-name="T2">Que tú eres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ú sanaste todas mis heridas </text:span><text:span text:style-name="T2"><text:line-break/></text:span><text:span text:style-name="T2">A este mundo eres la salid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2">Te damos gloria</text:span><text:span text:style-name="T2"><text:line-break/></text:span><text:span text:style-name="T2">A ti te adoraremos </text:span><text:span text:style-name="T2"><text:line-break/></text:span><text:span text:style-name="T2">De ti proclamaremos </text:span><text:span text:style-name="T2"><text:line-break/></text:span><text:span text:style-name="T2">Que tú er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7.999cm" svg:height="15.75cm" svg:x="0cm" svg:y="0cm" presentation:class="title" presentation:user-transformed="true">
          <draw:text-box>
            <text:p text:style-name="P3"><text:span text:style-name="T3">Te damos gloria</text:span><text:span text:style-name="T3"><text:line-break/></text:span><text:span text:style-name="T3">A ti te adoraremos </text:span><text:span text:style-name="T3"><text:line-break/></text:span><text:span text:style-name="T3">De ti proclamaremos </text:span><text:span text:style-name="T3"><text:line-break/></text:span><text:span text:style-name="T3">Que tú eres Señor</text:span><text:span text:style-name="T3"><text:line-break/></text:span><text:span text:style-name="T2">Que eres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1T21:53:21.976000000</meta:creation-date>
    <dc:date>2023-02-11T22:20:46.080000000</dc:date>
    <meta:editing-duration>PT6M51S</meta:editing-duration>
    <meta:editing-cycles>1</meta:editing-cycles>
    <meta:document-statistic meta:object-count="45"/>
    <meta:generator>Real_Office/6.2.3.2$Windows_x86 LibreOffice_project/b40a93cffb3080b9876e40c60e03703e9bd35612</meta:generator>
  </office:meta>
</office:document-meta>
</file>